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6.017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1.177cm" fo:min-width="0cm" fo:padding-top="0.127cm" fo:padding-bottom="0.127cm" fo:padding-left="0.254cm" fo:padding-right="0.254cm" fo:wrap-option="wrap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4.563cm" fo:min-width="0cm" fo:padding-top="0.127cm" fo:padding-bottom="0.127cm" fo:padding-left="0.254cm" fo:padding-right="0.254cm" fo:wrap-option="wrap" draw:shadow-color="#808080"/>
    </style:style>
    <style:style style:name="pr8" style:family="presentation" style:parent-style-name="Default-notes">
      <style:graphic-properties draw:fill-color="#ffffff" fo:min-height="12.57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margin-left="0cm" fo:margin-right="0cm" fo:text-indent="0cm" style:punctuation-wrap="hanging" style:line-break="strict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6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7" style:family="paragraph">
      <style:paragraph-properties fo:margin-left="0.952cm" fo:margin-right="0cm" fo:margin-top="0.246cm" fo:margin-bottom="0cm" fo:text-indent="-0.952cm" style:punctuation-wrap="hanging" style:line-break="stric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margin-top="0.282cm" fo:margin-bottom="0cm" fo:line-height="80%" fo:text-indent="0cm"/>
    </style:style>
    <style:style style:name="P10" style:family="paragraph">
      <style:text-properties fo:font-size="8.8000001907348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color="#000000" fo:font-size="28pt" fo:language="en" fo:country="US" style:font-size-asian="28pt" style:font-size-complex="28pt"/>
    </style:style>
    <style:style style:name="T4" style:family="text">
      <style:text-properties fo:color="#000000" fo:font-size="24pt" fo:language="en" fo:country="US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fresher</text:p>
          </draw:text-box>
        </draw:frame>
        <draw:frame presentation:style-name="pr2" draw:layer="layout" svg:width="25.199cm" svg:height="12.178cm" svg:x="1.4cm" svg:y="4.914cm" presentation:class="subtitle">
          <draw:text-box>
            <text:p>Refresher</text:p>
            <text:p>Data Structures and Algorithms</text:p>
            <text:p/>
            <text:p>Prof. Jigar M. Pandya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Why?</text:p>
                <text:list>
                  <text:list-item>
                    <text:p>Third semester stage vs seventh semester stage</text:p>
                    <text:list>
                      <text:list-item>
                        <text:p>Students have learned more subjects.</text:p>
                        <text:list>
                          <text:list-item>
                            <text:p>i.e. Think of time complexity of data structures' operations <text:s/>w.r.t DAA</text:p>
                          </text:list-item>
                          <text:list-item>
                            <text:p>i.e. Think of more applications <text:s/>w.r.t. other subjects like OS, TAFL, CC</text:p>
                          </text:list-item>
                        </text:list>
                      </text:list-item>
                    </text:list>
                  </text:list-item>
                  <text:list-item>
                    <text:p>Give a try to solve below: </text:p>
                    <text:p>What data structure do you need to judge ordered and correct count of brackets ( ( ( ) ( ) ) )?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...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If you have answered stack then you need to think again...</text:p>
              </text:list-item>
              <text:list-item>
                <text:p>Remember, solution to problems in Computer Science/Engineering must follow the rule of thumb</text:p>
                <text:p text:style-name="P1">“No more, No less.”</text:p>
              </text:list-item>
              <text:list-item>
                <text:p>Every time you solve the problem, you need to think as if you are solving first time. </text:p>
                <text:list>
                  <text:list-item>
                    <text:p>Bcoz you can not remember solutions to thousands of problems. </text:p>
                  </text:list-item>
                  <text:list-item>
                    <text:p>All you can do is work on your problem solving approach and <text:span text:style-name="T1">refresh</text:span> the existing knowledge bas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Data Structure Vs Database</text:p>
              </text:list-header>
            </text:list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Logical processing in primary memory using programming is supported using Data Structures</text:p>
              </text:list-item>
              <text:list-item>
                <text:p>Transactions persisting with ACID support is by Database Systems</text:p>
                <text:list>
                  <text:list-item>
                    <text:p>uses data structures to process data insertion, retrieval, recovery, etc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/>Abstract Data Type</text:p>
              </text:list-header>
            </text:list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Defined by its behavior (semantics) from the point of view of a user of the data</text:p>
                <text:list>
                  <text:list-item>
                    <text:p>Specifically in terms of possible values, possible operations </text:p>
                  </text:list-item>
                  <text:list-item>
                    <text:p>Abstract because implementation details are left upto the implementer</text:p>
                    <text:list>
                      <text:list-item>
                        <text:p>i.e. stack can be implemented in different ways</text:p>
                      </text:list-item>
                      <text:list-item>
                        <text:p>i.e. queue can be of any required object</text:p>
                      </text:list-item>
                    </text:list>
                    <text:p><text:s text:c="6"/>int, float, books, students, jobs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rainstorming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For given expression</text:p>
                <text:list>
                  <text:list-header>
                    <text:p>i.e. a + b * (c <text:s/>- d) / e</text:p>
                  </text:list-header>
                </text:list>
              </text:list-item>
              <text:list-item>
                <text:p>Find solution expression where:</text:p>
                <text:list>
                  <text:list-item>
                    <text:p>There must not be brackets</text:p>
                  </text:list-item>
                  <text:list-item>
                    <text:p>Meaning must not be changed</text:p>
                  </text:list-item>
                </text:list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ck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Last in First Out (LIFO)</text:p>
              </text:list-item>
              <text:list-item>
                <text:p>Properties</text:p>
                <text:list>
                  <text:list-item>
                    <text:p>Insert and removal is from one common end only</text:p>
                  </text:list-item>
                  <text:list-item>
                    <text:p>One at a time</text:p>
                  </text:list-item>
                </text:list>
              </text:list-item>
              <text:list-item>
                <text:p>Operations</text:p>
                <text:list>
                  <text:list-item>
                    <text:p>Pushto insert on top of stack</text:p>
                  </text:list-item>
                  <text:list-item>
                    <text:p>Pop to retrieve from top of stack</text:p>
                  </text:list-item>
                  <text:list-item>
                    <text:p>Peep to view the top most element/Read only top</text:p>
                  </text:list-item>
                  <text:list-item>
                    <text:p>IsEmpty for underflow verification</text:p>
                  </text:list-item>
                  <text:list-item>
                    <text:p>IsFull for overflow verification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hought Proces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Supported memory required?</text:p>
              </text:list-item>
              <text:list-item>
                <text:p>Does it grow and shrink?</text:p>
              </text:list-item>
              <text:list-item>
                <text:p>Are you going to need, recently stored information first and older later?</text:p>
              </text:list-item>
              <text:list-item>
                <text:p>If yes, you need stack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Solution</text:p>
              </text:list-header>
            </text:list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Benefits of postfix and prefix notations:</text:p>
                <text:list>
                  <text:list-item>
                    <text:p>No precedence</text:p>
                    <text:list>
                      <text:list-item>
                        <text:p>Hence, no brackets</text:p>
                        <text:p/>
                      </text:list-item>
                    </text:list>
                  </text:list-item>
                </text:list>
              </text:list-item>
              <text:list-item>
                <text:p/>
                <text:list>
                  <text:list-header>
                    <text:p>(Postfix notation)</text:p>
                    <text:list>
                      <text:list-header>
                        <text:p>a + b * (c <text:s/>- d) / e =&gt; a b c d - * e / + </text:p>
                      </text:list-header>
                    </text:list>
                    <text:p/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plications of stack</text:p>
          </draw:text-box>
        </draw:frame>
        <draw:frame presentation:style-name="pr4" draw:layer="layout" svg:width="10.414cm" svg:height="12.178cm" svg:x="5.334cm" svg:y="4.914cm" presentation:class="outline" presentation:user-transformed="true">
          <draw:text-box>
            <text:list text:style-name="L2">
              <text:list-item>
                <text:p>Bracket balancer</text:p>
                <text:list>
                  <text:list-item>
                    <text:p>[ { ( ) ( ) } { } ] [ ]</text:p>
                  </text:list-item>
                </text:list>
              </text:list-item>
              <text:list-item>
                <text:p>Palindrome validity</text:p>
                <text:list>
                  <text:list-item>
                    <text:p>With sentinel at mid</text:p>
                    <text:list>
                      <text:list-item>
                        <text:p>You need push until sentinel</text:p>
                      </text:list-item>
                    </text:list>
                  </text:list-item>
                  <text:list-item>
                    <text:p>Generic</text:p>
                    <text:list>
                      <text:list-item>
                        <text:p>You need push all</text:p>
                      </text:list-item>
                    </text:list>
                  </text:list-item>
                </text:list>
              </text:list-item>
              <text:list-item>
                <text:p>Infix Evaluation</text:p>
                <text:list>
                  <text:list-item>
                    <text:p>Infix to postfix conversion</text:p>
                  </text:list-item>
                  <text:list-item>
                    <text:p>Postfix evaluation</text:p>
                  </text:list-item>
                </text:list>
              </text:list-item>
              <text:list-item>
                <text:p>Tree Traversals</text:p>
                <text:list>
                  <text:list-item>
                    <text:p>Depth first</text:p>
                  </text:list-item>
                </text:list>
              </text:list-item>
            </text:list>
          </draw:text-box>
        </draw:frame>
        <draw:frame presentation:style-name="pr4" draw:layer="layout" svg:width="10.414cm" svg:height="12.178cm" svg:x="16.51cm" svg:y="4.84cm" presentation:class="outline" presentation:user-transformed="true">
          <draw:text-box>
            <text:list text:style-name="L2">
              <text:list-item>
                <text:p>Parser</text:p>
                <text:list>
                  <text:list-item>
                    <text:p>Xml parsing</text:p>
                  </text:list-item>
                </text:list>
              </text:list-item>
              <text:list-item>
                <text:p>Undo operation</text:p>
              </text:list-item>
              <text:list-item>
                <text:p>PDA</text:p>
              </text:list-item>
              <text:list-item>
                <text:p>Solving recursive definitions based problem statemen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rainstorming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Multiple computers use a shared printer resource, how shall printer handle this requests?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eu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First in First Out (FIFO)</text:p>
              </text:list-item>
              <text:list-item>
                <text:p>Properties</text:p>
                <text:list>
                  <text:list-item>
                    <text:p>Insert into rear end and remove from front end. Different ends.</text:p>
                  </text:list-item>
                  <text:list-item>
                    <text:p>One at a time</text:p>
                  </text:list-item>
                </text:list>
              </text:list-item>
              <text:list-item>
                <text:p>Operations</text:p>
                <text:list>
                  <text:list-item>
                    <text:p>Insert</text:p>
                  </text:list-item>
                  <text:list-item>
                    <text:p>Remove</text:p>
                  </text:list-item>
                  <text:list-item>
                    <text:p>IsEmpty for underflow verification</text:p>
                  </text:list-item>
                  <text:list-item>
                    <text:p>IsFull for overflow verification</text:p>
                  </text:list-item>
                  <text:list-item>
                    <text:p>Size</text:p>
                  </text:list-item>
                  <text:list-item>
                    <text:p>peek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...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Types</text:p>
                <text:list>
                  <text:list-item>
                    <text:p>General queue</text:p>
                  </text:list-item>
                  <text:list-item>
                    <text:p>Circular queue</text:p>
                  </text:list-item>
                  <text:list-item>
                    <text:p>Double ended queue</text:p>
                  </text:list-item>
                  <text:list-item>
                    <text:p>Priority queue</text:p>
                  </text:list-item>
                </text:list>
              </text:list-item>
              <text:list-item>
                <text:p>Solution:</text:p>
                <text:list>
                  <text:list-header>
                    <text:p>If request has to be served by printer based on first come first serve (FCFS) bases, use general queue. Space Efficient implementation is Circular.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hought Proces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Supported memory required?</text:p>
              </text:list-item>
              <text:list-item>
                <text:p>Does it grow and shrink?</text:p>
              </text:list-item>
              <text:list-item>
                <text:p>Are you going to need, recently stored information last and older first (FCFS)?</text:p>
                <text:list>
                  <text:list-item>
                    <text:p>If yes, you need queue.</text:p>
                  </text:list-item>
                </text:list>
              </text:list-item>
              <text:list-item>
                <text:p>Are you going to need based on priority?</text:p>
                <text:list>
                  <text:list-item>
                    <text:p>If yes, you need priority queue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s</text:p>
          </draw:text-box>
        </draw:frame>
        <draw:frame presentation:style-name="pr4" draw:layer="layout" svg:width="10.414cm" svg:height="12.178cm" svg:x="5.334cm" svg:y="4.914cm" presentation:class="outline" presentation:user-transformed="true">
          <draw:text-box>
            <text:list text:style-name="L2">
              <text:list-item>
                <text:p>Tree Traversals</text:p>
                <text:list>
                  <text:list-item>
                    <text:p>Breadth first/ Level order</text:p>
                  </text:list-item>
                </text:list>
              </text:list-item>
            </text:list>
          </draw:text-box>
        </draw:frame>
        <draw:frame presentation:style-name="pr4" draw:layer="layout" svg:width="10.414cm" svg:height="12.178cm" svg:x="16.51cm" svg:y="4.84cm" presentation:class="outline" presentation:user-transformed="true">
          <draw:text-box>
            <text:list text:style-name="L2">
              <text:list-item>
                <text:p>Job scheduling/Process State Management</text:p>
                <text:p>i.e. ready/running/waiting/etc.</text:p>
              </text:list-item>
              <text:list-item>
                <text:p>Operation System Task Manag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plexities" draw:style-name="dp3" draw:master-page-name="Default" presentation:use-date-time-name="dtd1">
        <office:forms form:automatic-focus="false" form:apply-design-mode="false"/>
        <draw:frame presentation:style-name="pr5" draw:text-style-name="P4" draw:layer="layout" svg:width="10.5cm" svg:height="3.5cm" svg:x="2.098cm" svg:y="1.865cm" presentation:class="title" presentation:user-transformed="true">
          <draw:text-box>
            <text:list text:style-name="L1">
              <text:list-header>
                <text:p text:style-name="P3"><text:span text:style-name="T2">Complexities</text:span></text:p>
              </text:list-header>
            </text:list>
          </draw:text-box>
        </draw:frame>
        <draw:frame presentation:style-name="pr6" draw:text-style-name="P4" draw:layer="layout" svg:width="11.666cm" svg:height="7.416cm" svg:x="2.304cm" svg:y="5.08cm" presentation:class="outline" presentation:user-transformed="true">
          <draw:text-box>
            <text:list text:style-name="L2">
              <text:list-item>
                <text:p text:style-name="P5"><text:span text:style-name="T3">Stack: <text:s text:c="2"/></text:span></text:p>
                <text:list>
                  <text:list-item>
                    <text:p text:style-name="P6"><text:span text:style-name="T4">Push O(1)</text:span></text:p>
                  </text:list-item>
                  <text:list-item>
                    <text:p text:style-name="P6"><text:span text:style-name="T4">Pop O(1)</text:span></text:p>
                  </text:list-item>
                  <text:list-item>
                    <text:p text:style-name="P6"><text:span text:style-name="T4">Peek O(1)</text:span></text:p>
                  </text:list-item>
                  <text:list-item>
                    <text:p text:style-name="P6"><text:span text:style-name="T4">isEmpty O(1)</text:span></text:p>
                  </text:list-item>
                  <text:list-item>
                    <text:p text:style-name="P6"><text:span text:style-name="T4">isFull O(1)</text:span></text:p>
                  </text:list-item>
                </text:list>
              </text:list-item>
            </text:list>
            <text:list text:style-name="L3">
              <text:list-header>
                <text:p text:style-name="P7"><text:span text:style-name="T3"/></text:p>
              </text:list-header>
            </text:list>
          </draw:text-box>
        </draw:frame>
        <draw:frame presentation:style-name="pr7" draw:text-style-name="P4" draw:layer="layout" svg:width="11.666cm" svg:height="6.35cm" svg:x="2.304cm" svg:y="12.7cm" presentation:class="outline" presentation:user-transformed="true">
          <draw:text-box>
            <text:list text:style-name="L2">
              <text:list-item>
                <text:p text:style-name="P5"><text:span text:style-name="T3">Queue </text:span></text:p>
                <text:list>
                  <text:list-item>
                    <text:p text:style-name="P6"><text:span text:style-name="T4">Insert O(1)</text:span></text:p>
                  </text:list-item>
                  <text:list-item>
                    <text:p text:style-name="P6"><text:span text:style-name="T4">Remove O(1)</text:span></text:p>
                  </text:list-item>
                  <text:list-item>
                    <text:p text:style-name="P6"><text:span text:style-name="T4"><text:s/></text:span><text:span text:style-name="T4">Peek O(1)</text:span></text:p>
                  </text:list-item>
                  <text:list-item>
                    <text:p text:style-name="P6"><text:span text:style-name="T4">isEmpty O(1)</text:span></text:p>
                  </text:list-item>
                  <text:list-item>
                    <text:p text:style-name="P6"><text:span text:style-name="T4">isFull O(1)</text:span><text:span text:style-name="T4"><text:line-break/></text:span><text:span text:style-name="T4"/></text:p>
                  </text:list-item>
                </text:list>
                <text:p text:style-name="P5"><text:span text:style-name="T4"/></text:p>
                <text:list>
                  <text:list-header>
                    <text:p text:style-name="P6"><text:span text:style-name="T4"/></text:p>
                  </text:list-header>
                </text:list>
                <text:p text:style-name="P5"><text:span text:style-name="T3"/></text:p>
              </text:list-item>
            </text:list>
          </draw:text-box>
        </draw:frame>
        <draw:frame draw:style-name="gr2" draw:text-style-name="P8" draw:layer="layout" svg:width="12.689cm" svg:height="12.953cm" svg:x="12.954cm" svg:y="5.835cm">
          <draw:text-box>
            <text:list text:style-name="L1">
              <text:list-header>
                <text:p text:style-name="P8">Priority Queues</text:p>
              </text:list-header>
            </text:list>
            <text:list text:style-name="L2">
              <text:list-item>
                <text:p text:style-name="P9"><text:span text:style-name="T2">Used in multitasking operating system.</text:span></text:p>
              </text:list-item>
              <text:list-item>
                <text:p text:style-name="P9"><text:span text:style-name="T2">Represented using “heap” data structure.</text:span></text:p>
              </text:list-item>
              <text:list-item>
                <text:p text:style-name="P9"><text:span text:style-name="T2">Insertion O(n) time, deletion in O(1) time. For approach where you process while inserting, removal is straight forward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393cm" svg:height="10.478cm" svg:x="3.598cm" svg:y="2.094cm" draw:page-number="17" presentation:class="page"/>
          <draw:frame presentation:style-name="pr8" draw:text-style-name="P10" draw:layer="layout" svg:width="15.833cm" svg:height="12.574cm" svg:x="2.878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4T11:06:51.573870495</meta:creation-date>
    <dc:date>2016-07-14T14:00:26.743946293</dc:date>
    <meta:editing-duration>PT2H38M26S</meta:editing-duration>
    <meta:editing-cycles>172</meta:editing-cycles>
    <meta:generator>LibreOffice/4.1.6.2$Linux_x86 LibreOffice_project/410$Build-2</meta:generator>
    <meta:document-statistic meta:object-count="93"/>
  </office:meta>
</office:document-meta>
</file>